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5" style:family="paragraph" style:parent-style-name="Text_20_body" style:list-style-name="L1">
      <style:paragraph-properties fo:padding="0cm" fo:border="none"/>
    </style:style>
    <style:style style:name="P6" style:family="paragraph" style:parent-style-name="Text_20_body">
      <style:paragraph-properties fo:padding="0cm" fo:border="none"/>
      <style:text-properties loext:padding="0cm" loext:border="none"/>
    </style:style>
    <style:style style:name="T1" style:family="text">
      <style:text-properties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Interfaces</text:h>
      <text:p text:style-name="P3">Interfaces are similar to abstract contracts, but they cannot have any functions implemented.</text:p>
      <text:p text:style-name="P3">There are further restrictions:</text:p>
      <text:list text:style-name="L1">
        <text:list-item>
          <text:p text:style-name="P4">They cannot inherit from other contracts, but they can inherit from other interfaces.</text:p>
        </text:list-item>
        <text:list-item>
          <text:p text:style-name="P4">All declared functions must be external in the interface, even if they are public in the contract.</text:p>
        </text:list-item>
        <text:list-item>
          <text:p text:style-name="P4">They cannot declare a constructor.</text:p>
        </text:list-item>
        <text:list-item>
          <text:p text:style-name="P4">They cannot declare state variables.</text:p>
        </text:list-item>
        <text:list-item>
          <text:p text:style-name="P5">They cannot declare modifiers.</text:p>
        </text:list-item>
      </text:list>
      <text:p text:style-name="P3">Some of these restrictions might be lifted in the future.</text:p>
      <text:p text:style-name="P3">Interfaces are basically limited to what the Contract ABI can represent, and the conversion between the ABI and an interface should be possible without any information loss.</text:p>
      <text:p text:style-name="P3">Interfaces are denoted by their own keyword: <text:span text:style-name="Strong_20_Emphasis"><text:span text:style-name="T1">interface</text:span></text:span></text:p>
      <text:p text:style-name="P2"><text:span text:style-name="Source_20_Text"><text:span text:style-name="T1">interface Token {</text:span></text:span></text:p>
      <text:p text:style-name="P2"><text:span text:style-name="Source_20_Text"><text:span text:style-name="T1"><text:s text:c="4"/>enum TokenType { Fungible, NonFungible }</text:span></text:span></text:p>
      <text:p text:style-name="P2"><text:span text:style-name="Source_20_Text"><text:span text:style-name="T1"><text:s text:c="4"/>struct Coin { string obverse; string reverse; }</text:span></text:span></text:p>
      <text:p text:style-name="P2"><text:span text:style-name="Source_20_Text"><text:span text:style-name="T1"><text:s text:c="4"/>function transfer(address recipient, uint amount) external;</text:span></text:span></text:p>
      <text:p text:style-name="P1"><text:span text:style-name="Source_20_Text"><text:span text:style-name="T1">}</text:span></text:span></text:p>
      <text:p text:style-name="P3">Types defined inside interfaces and other contract-like structures can be accessed from other contracts like <text:span text:style-name="Strong_20_Emphasis"><text:span text:style-name="T1">Token.TokenType</text:span></text:span> or <text:span text:style-name="Strong_20_Emphasis"><text:span text:style-name="T1">Token.Coin</text:span></text:span></text:p>
      <text:p text:style-name="P3">Contracts can inherit interfaces as they would inherit other contracts. Interfaces can inherit from other interfaces. This has the same rules as a normal inheritance.</text:p>
      <text:p text:style-name="P2"><text:span text:style-name="Source_20_Text"><text:span text:style-name="T1">interface ParentA {</text:span></text:span></text:p>
      <text:p text:style-name="P2"><text:span text:style-name="Source_20_Text"><text:span text:style-name="T1"><text:s text:c="4"/>function test() external returns (uint256);</text:span></text:span></text:p>
      <text:p text:style-name="P2"><text:span text:style-name="Source_20_Text"><text:span text:style-name="T1">}</text:span></text:span></text:p>
      <text:p text:style-name="P2"/>
      <text:p text:style-name="P2"><text:span text:style-name="Source_20_Text"><text:span text:style-name="T1">interface ParentB {</text:span></text:span></text:p>
      <text:p text:style-name="P2"><text:span text:style-name="Source_20_Text"><text:span text:style-name="T1"><text:s text:c="4"/>function test() external returns (uint256);</text:span></text:span></text:p>
      <text:p text:style-name="P2"><text:span text:style-name="Source_20_Text"><text:span text:style-name="T1">}</text:span></text:span></text:p>
      <text:p text:style-name="P2"/>
      <text:p text:style-name="P2"><text:span text:style-name="Source_20_Text"><text:span text:style-name="T1">interface SubInterface is ParentA, ParentB {</text:span></text:span></text:p>
      <text:p text:style-name="P2"><text:span text:style-name="Source_20_Text"><text:span text:style-name="T1"><text:s text:c="4"/>// Must redefine test in order to assert that the parent</text:span></text:span></text:p>
      <text:p text:style-name="P2"><text:span text:style-name="Source_20_Text"><text:span text:style-name="T1"><text:s text:c="4"/>// meanings are compatible.</text:span></text:span></text:p>
      <text:p text:style-name="P2"><text:span text:style-name="Source_20_Text"><text:span text:style-name="T1"><text:s text:c="4"/>function test() external override(ParentA, ParentB) returns (uint256);</text:span></text:span></text:p>
      <text:p text:style-name="P1"><text:span text:style-name="Source_20_Text"><text:span text:style-name="T1">}</text:span></text:span></text:p>
      <text:p text:style-name="P3">All functions declared in interfaces are <text:span text:style-name="Strong_20_Emphasis"><text:span text:style-name="T1">virtual</text:span></text:span> and any functions that override them do not need the <text:span text:style-name="Strong_20_Emphasis"><text:span text:style-name="T1">override</text:span></text:span> keyword. </text:p>
      <text:p text:style-name="P3">Interfaces are very useful in implementing different tokens in your smart contract like erc-20 and erc-721, more about these tokens in other course.</text:p>
      <text:p text:style-name="P3"> </text:p>
      <text:section text:style-name="Sect1" text:name="hint-div">
        <text:p text:style-name="Horizontal_20_Line"/>
        <text:p text:style-name="P6">Hint :</text:p>
        <text:p text:style-name="Text_20_body"><text:soft-page-break/></text:p>
        <text:p text:style-name="P2"><text:span text:style-name="Source_20_Text"><text:span text:style-name="T1">// SPDX-License-Identifier: MIT</text:span></text:span></text:p>
        <text:p text:style-name="P2"><text:span text:style-name="Source_20_Text"><text:span text:style-name="T1">pragma solidity ^0.8.10;</text:span></text:span></text:p>
        <text:p text:style-name="P2"/>
        <text:p text:style-name="P2"><text:span text:style-name="Source_20_Text"><text:span text:style-name="T1">interface Token {</text:span></text:span></text:p>
        <text:p text:style-name="P2"><text:span text:style-name="Source_20_Text"><text:span text:style-name="T1"><text:s text:c="4"/>function myfunction(string memory _name) external;</text:span></text:span></text:p>
        <text:p text:style-name="P1"><text:span text:style-name="Source_20_Text"><text:span text:style-name="T1">}</text:span>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1T04:56:23.058000000</meta:creation-date>
    <dc:date>2023-08-01T04:58:31.029000000</dc:date>
    <meta:editing-duration>PT2M8S</meta:editing-duration>
    <meta:editing-cycles>1</meta:editing-cycles>
    <meta:generator>LibreOffice/7.5.4.2$Windows_X86_64 LibreOffice_project/36ccfdc35048b057fd9854c757a8b67ec53977b6</meta:generator>
    <meta:document-statistic meta:table-count="0" meta:image-count="0" meta:object-count="0" meta:page-count="2" meta:paragraph-count="38" meta:word-count="285" meta:character-count="1932" meta:non-whitespace-character-count="1651"/>
  </office:meta>
</office:document-meta>
</file>